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1 – funções (sala de aula - tutorados)</text:p>
      <text:p text:style-name="Standard"/>
      <text:p text:style-name="Standard">Assunto:</text:p>
      <text:p text:style-name="P1">Funções.</text:p>
      <text:p text:style-name="Standard"/>
      <text:p text:style-name="Standard">Forma de resolução:</text:p>
      <text:p text:style-name="Standard"><text:tab/>Uso do Modelo SwitchFuncoes.</text:p>
      <text:p text:style-name="Standard"><text:tab/>Separar o problema em partes (funções). Definir as funções (parâmetros e retorno)</text:p>
      <text:p text:style-name="Standard"/>
      <text:p text:style-name="Standard">1) Fazer uma calculadora com as operações de soma, subtração, multiplicação, divisão e resto. Cada operação é uma função e deve ser acessada a partir de um menu. As funções são implementadas na próprio programa:</text:p>
      <text:p text:style-name="Standard">a) Soma sem parâmetros e sem retorno</text:p>
      <text:p text:style-name="Standard">b) Subtração com parâmetros e sem retorno</text:p>
      <text:p text:style-name="Standard">c) Multiplicação sem parâmetros e com retorno</text:p>
      <text:p text:style-name="Standard">d) Divisão com parâmetros e com retorno.</text:p>
      <text:p text:style-name="Standard">e) Resto com parâmetros e com retorno.</text:p>
      <text:p text:style-name="Standard"/>
      <text:p text:style-name="Standard"/>
      <text:p text:style-name="Standard">2) Fazer uma função para verificar se um número é primo. A função será implementada em um arquivo de cabeçalho. Também criar uma função para realizar a funcionalidade de system(“pause”);</text:p>
      <text:p text:style-name="Standard">a) Usar essa função para verificar se um número informado pelo usuário é primo. Validar a entrada para que o usuário informe um número positivo e maior que zero.</text:p>
      <text:p text:style-name="Standard">b) Usar essa função para mostrar os primos no intervalo entre 1 e 100.</text:p>
      <text:p text:style-name="Standard">c) Usar essa função para fazer a média dos primos entre 200 e 100.</text:p>
      <text:p text:style-name="Standard"/>
      <text:p text:style-name="Standard"/>
      <text:p text:style-name="Standard">3) Fazer uma função para calcular o fatorial de um número. A função será implementada em um arquivo de cabeçalho.</text:p>
      <text:p text:style-name="Standard">a) Usar essa função para mostrar o fatorial dos números entre 1 e 8.</text:p>
      <text:p text:style-name="Standard">b) Usar essa função para mostrar o fatorial de um valor informado pelo usuário. Continuar a leitura enquanto forem informados valores posi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igura1" style:family="paragraph" style:parent-style-name="Standard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0pt" fo:font-weight="bold" style:font-name-asian="Calibri" style:font-size-asian="10pt" style:font-weight-asian="bold" style:font-name-complex="Ari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– funções (sala de aula - tutorados)</dc:title>
    <meta:initial-creator>Beatriz</meta:initial-creator>
    <meta:creation-date>2011-05-18T09:34:00</meta:creation-date>
    <dc:creator>Beatriz </dc:creator>
    <dc:date>2011-05-22T09:24:58.95</dc:date>
    <meta:editing-cycles>17</meta:editing-cycles>
    <meta:editing-duration>PT00H56M25S</meta:editing-duration>
    <meta:generator>BrOffice.org/3.2$Win32 OpenOffice.org_project/320m18$Build-9502</meta:generator>
    <meta:document-statistic meta:table-count="0" meta:image-count="0" meta:object-count="0" meta:page-count="1" meta:paragraph-count="19" meta:word-count="243" meta:character-count="1409"/>
  </office:meta>
</office:document-meta>
</file>